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87eb" officeooo:paragraph-rsid="000f87eb"/>
    </style:style>
    <style:style style:name="P2" style:family="paragraph" style:parent-style-name="Standard">
      <style:paragraph-properties fo:line-height="150%"/>
      <style:text-properties officeooo:rsid="000f87eb" officeooo:paragraph-rsid="0012157c"/>
    </style:style>
    <style:style style:name="P3" style:family="paragraph" style:parent-style-name="Standard">
      <style:paragraph-properties fo:line-height="150%"/>
      <style:text-properties officeooo:rsid="000f87eb" officeooo:paragraph-rsid="00365c24"/>
    </style:style>
    <style:style style:name="P4" style:family="paragraph" style:parent-style-name="Standard">
      <style:paragraph-properties fo:line-height="150%"/>
      <style:text-properties officeooo:rsid="000f87eb" officeooo:paragraph-rsid="00392d93"/>
    </style:style>
    <style:style style:name="P5" style:family="paragraph" style:parent-style-name="Standard">
      <style:paragraph-properties fo:line-height="150%"/>
      <style:text-properties fo:font-weight="bold" officeooo:rsid="000f87eb" officeooo:paragraph-rsid="000f87eb" style:font-weight-asian="bold" style:font-weight-complex="bold"/>
    </style:style>
    <style:style style:name="P6" style:family="paragraph" style:parent-style-name="Standard">
      <style:paragraph-properties fo:line-height="100%"/>
      <style:text-properties officeooo:paragraph-rsid="00160a1d"/>
    </style:style>
    <style:style style:name="P7" style:family="paragraph" style:parent-style-name="Standard">
      <style:paragraph-properties fo:line-height="150%"/>
      <style:text-properties officeooo:rsid="0017cf13" officeooo:paragraph-rsid="0017cf13"/>
    </style:style>
    <style:style style:name="P8" style:family="paragraph" style:parent-style-name="Standard" style:list-style-name="L1">
      <style:paragraph-properties fo:line-height="150%"/>
      <style:text-properties officeooo:rsid="000f87eb" officeooo:paragraph-rsid="000f87eb"/>
    </style:style>
    <style:style style:name="P9" style:family="paragraph" style:parent-style-name="Standard" style:list-style-name="L1">
      <style:paragraph-properties fo:line-height="150%"/>
      <style:text-properties officeooo:rsid="000f87eb" officeooo:paragraph-rsid="0017cf13"/>
    </style:style>
    <style:style style:name="P10" style:family="paragraph" style:parent-style-name="Standard" style:list-style-name="L3">
      <style:paragraph-properties fo:line-height="150%"/>
      <style:text-properties officeooo:rsid="000f87eb" officeooo:paragraph-rsid="000f87eb"/>
    </style:style>
    <style:style style:name="P11" style:family="paragraph" style:parent-style-name="Standard">
      <style:paragraph-properties fo:line-height="150%"/>
      <style:text-properties officeooo:rsid="000f87eb" officeooo:paragraph-rsid="000f87eb"/>
    </style:style>
    <style:style style:name="P12" style:family="paragraph" style:parent-style-name="Standard" style:list-style-name="L1">
      <style:paragraph-properties fo:line-height="100%"/>
      <style:text-properties officeooo:rsid="000f87eb" officeooo:paragraph-rsid="000f87eb"/>
    </style:style>
    <style:style style:name="P13" style:family="paragraph" style:parent-style-name="Standard" style:list-style-name="L1">
      <style:paragraph-properties fo:line-height="100%"/>
      <style:text-properties officeooo:rsid="000f87eb" officeooo:paragraph-rsid="00460578"/>
    </style:style>
    <style:style style:name="P14" style:family="paragraph" style:parent-style-name="Standard" style:list-style-name="L2">
      <style:paragraph-properties fo:line-height="100%"/>
      <style:text-properties officeooo:rsid="000f87eb" officeooo:paragraph-rsid="002ac071"/>
    </style:style>
    <style:style style:name="P15" style:family="paragraph" style:parent-style-name="Standard" style:list-style-name="L4">
      <style:paragraph-properties fo:line-height="100%"/>
      <style:text-properties officeooo:rsid="000f87eb" officeooo:paragraph-rsid="001ef815"/>
    </style:style>
    <style:style style:name="P16" style:family="paragraph" style:parent-style-name="Standard" style:list-style-name="L3">
      <style:paragraph-properties fo:line-height="100%"/>
      <style:text-properties officeooo:rsid="001ef815" officeooo:paragraph-rsid="00160a1d"/>
    </style:style>
    <style:style style:name="P17" style:family="paragraph" style:parent-style-name="Standard" style:list-style-name="L2">
      <style:paragraph-properties fo:line-height="150%"/>
      <style:text-properties officeooo:rsid="004a1bd2" officeooo:paragraph-rsid="004a1bd2"/>
    </style:style>
    <style:style style:name="T1" style:family="text">
      <style:text-properties officeooo:rsid="0010fbcc"/>
    </style:style>
    <style:style style:name="T2" style:family="text">
      <style:text-properties officeooo:rsid="0011517e"/>
    </style:style>
    <style:style style:name="T3" style:family="text">
      <style:text-properties officeooo:rsid="0011c0a3"/>
    </style:style>
    <style:style style:name="T4" style:family="text">
      <style:text-properties officeooo:rsid="0012157c"/>
    </style:style>
    <style:style style:name="T5" style:family="text">
      <style:text-properties officeooo:rsid="0015e3ec"/>
    </style:style>
    <style:style style:name="T6" style:family="text">
      <style:text-properties officeooo:rsid="0019c7d4"/>
    </style:style>
    <style:style style:name="T7" style:family="text">
      <style:text-properties officeooo:rsid="001a114c"/>
    </style:style>
    <style:style style:name="T8" style:family="text">
      <style:text-properties officeooo:rsid="001a46a6"/>
    </style:style>
    <style:style style:name="T9" style:family="text">
      <style:text-properties officeooo:rsid="001bda00"/>
    </style:style>
    <style:style style:name="T10" style:family="text">
      <style:text-properties officeooo:rsid="001d05f4"/>
    </style:style>
    <style:style style:name="T11" style:family="text">
      <style:text-properties officeooo:rsid="00205c14"/>
    </style:style>
    <style:style style:name="T12" style:family="text">
      <style:text-properties officeooo:rsid="00224156"/>
    </style:style>
    <style:style style:name="T13" style:family="text">
      <style:text-properties officeooo:rsid="00252fc2"/>
    </style:style>
    <style:style style:name="T14" style:family="text">
      <style:text-properties officeooo:rsid="00279b4d"/>
    </style:style>
    <style:style style:name="T15" style:family="text">
      <style:text-properties officeooo:rsid="002ac071"/>
    </style:style>
    <style:style style:name="T16" style:family="text">
      <style:text-properties officeooo:rsid="002fa6e3"/>
    </style:style>
    <style:style style:name="T17" style:family="text">
      <style:text-properties officeooo:rsid="0031f5fb"/>
    </style:style>
    <style:style style:name="T18" style:family="text">
      <style:text-properties officeooo:rsid="0033358c"/>
    </style:style>
    <style:style style:name="T19" style:family="text">
      <style:text-properties officeooo:rsid="00335ce9"/>
    </style:style>
    <style:style style:name="T20" style:family="text">
      <style:text-properties officeooo:rsid="003559bc"/>
    </style:style>
    <style:style style:name="T21" style:family="text">
      <style:text-properties officeooo:rsid="00365c24"/>
    </style:style>
    <style:style style:name="T22" style:family="text">
      <style:text-properties officeooo:rsid="00392d93"/>
    </style:style>
    <style:style style:name="T23" style:family="text">
      <style:text-properties officeooo:rsid="00417f23"/>
    </style:style>
    <style:style style:name="T24" style:family="text">
      <style:text-properties officeooo:rsid="0044f39b"/>
    </style:style>
    <style:style style:name="T25" style:family="text">
      <style:text-properties officeooo:rsid="00460578"/>
    </style:style>
    <style:style style:name="T26" style:family="text">
      <style:text-properties officeooo:rsid="0047e3b2"/>
    </style:style>
    <style:style style:name="T27" style:family="text">
      <style:text-properties officeooo:rsid="0049079a"/>
    </style:style>
    <style:style style:name="T28" style:family="text">
      <style:text-properties officeooo:rsid="004a1bd2"/>
    </style:style>
    <style:style style:name="T29" style:family="text">
      <style:text-properties officeooo:rsid="004c8f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Wünschenswerte Metainformation für <text:span text:style-name="T11">Sensorbausteine bzw. </text:span>Yaml-Dateien <text:span text:style-name="T11">aus Benutzersicht:</text:span> </text:p>
      <text:p text:style-name="P1"/>
      <text:p text:style-name="P7">Standardinfos:</text:p>
      <text:list xml:id="list5271623400325976486" text:style-name="L1">
        <text:list-item>
          <text:p text:style-name="P8">Sensor- bzw. Gerätehersteller</text:p>
        </text:list-item>
        <text:list-item>
          <text:p text:style-name="P8">Typ-Bezeichnung</text:p>
        </text:list-item>
        <text:list-item>
          <text:p text:style-name="P9">Web-Link zu einem Foto</text:p>
        </text:list-item>
        <text:list-item>
          <text:p text:style-name="P12"><text:span text:style-name="T6">Handelt es sich um eine „</text:span>generische<text:span text:style-name="T6">“</text:span> Sensor<text:span text:style-name="T6">konfiguration</text:span> <text:span text:style-name="T7">(z. B. einem </text:span>AD-Wandler):<text:line-break/><text:span text:style-name="T7">boolean<text:line-break/></text:span></text:p>
        </text:list-item>
        <text:list-item>
          <text:p text:style-name="P8">physikalische Größe <text:span text:style-name="T25">(z. B. Temperatur, Druck, etc.)</text:span></text:p>
        </text:list-item>
        <text:list-item>
          <text:p text:style-name="P8"><text:span text:style-name="T17">E</text:span>ntsprechen <text:span text:style-name="T18">die </text:span>Messwerte der Messeinheit? --<text:span text:style-name="T12">&gt;</text:span> boolean</text:p>
        </text:list-item>
        <text:list-item>
          <text:p text:style-name="P8"><text:span text:style-name="T19">F</text:span>alls ja: Maßeinheit (<text:span text:style-name="T26">eine feste oder mehrere zur Auswahl wie </text:span>z. B. <text:s/>Celsius, Fahrenheit, Kelvin, etc.)</text:p>
        </text:list-item>
        <text:list-item>
          <text:p text:style-name="P13"><text:span text:style-name="T27">T</text:span>extuelle Hinweise zur Verschaltung auf Breadboard, <text:span text:style-name="T25">beispielsweise bzgl. maximaler Spannung, die der Sensor verträgt. Link zu einer Abbildung, wie eine Verschaltung mit Widerständen erfolgen muss, o. ä</text:span>.<text:span text:style-name="T13"> (Abhängigkeit</text:span> <text:span text:style-name="T5">beispielsweise </text:span>von <text:span text:style-name="T5">ausgewähltem Channel, </text:span>eingestelltem <text:span text:style-name="T5">C</text:span>hannel-<text:span text:style-name="T5">M</text:span>ode, Trigger-<text:span text:style-name="T14">Aktivierung, etc.)<text:line-break/></text:span></text:p>
        </text:list-item>
      </text:list>
      <text:list xml:id="list8730189864136920760" text:style-name="L2">
        <text:list-item>
          <text:p text:style-name="P14"><text:span text:style-name="T28">Original-Wertebereich (vor Kalibrierung oder Anwendung von eingestelltem G</text:span>ain/<text:span text:style-name="T1">O</text:span>ffset/<text:span text:style-name="T1">I</text:span>nterpolation, etc.<text:span text:style-name="T15">)<text:line-break/></text:span></text:p>
        </text:list-item>
        <text:list-item>
          <text:p text:style-name="P17"><text:span text:style-name="T28">mögliche S</text:span>amplingrate<text:span text:style-name="T28">n<text:line-break/></text:span></text:p>
        </text:list-item>
      </text:list>
      <text:p text:style-name="P1">Experteninfos: </text:p>
      <text:list xml:id="list180568852284711084" text:style-name="L3">
        <text:list-item>
          <text:p text:style-name="P10">verwendete .py-<text:span text:style-name="T3">D</text:span>atei (verändern nicht vorgesehen, read-only<text:span text:style-name="T3">)</text:span></text:p>
        </text:list-item>
        <text:list-item>
          <text:p text:style-name="P16">Die folgenden Meta-Infos sollten mit einem Hinweis versehen werden, dass bei Veränderung der zugehörigen Werte evtl. auch die textuellen Verschaltungshinweise angepasst werden müssen:</text:p>
        </text:list-item>
      </text:list>
      <text:p text:style-name="P6"/>
      <text:p text:style-name="P1"><text:tab/>- <text:s/><text:span text:style-name="T8">auswählbare C</text:span>hanne<text:span text:style-name="T8">l</text:span></text:p>
      <text:p text:style-name="P2"><text:tab/>- <text:s/><text:span text:style-name="T8">auswählbare C</text:span>hannel-<text:span text:style-name="T4">M</text:span>ode<text:span text:style-name="T4">s (differenziell/Referenzspannung, AC/DC)</text:span></text:p>
      <text:p text:style-name="P1"><text:tab/>- <text:s/><text:span text:style-name="T29">Hinweise zu möglicher Triggeraktivierung (Channelauswahl, Einstellung von Schwelle, <text:tab/> <text:s text:c="2"/>Verzögerung)</text:span></text:p>
      <text:p text:style-name="P1"/>
      <text:p text:style-name="P1"/>
      <text:p text:style-name="P1"/>
      <text:p text:style-name="P1"/>
      <text:p text:style-name="P1"><text:soft-page-break/><text:line-break/><text:line-break/><text:span text:style-name="T20">U</text:span>nsere Entscheidung, nur ein<text:span text:style-name="T23">en</text:span> Ausgang pro Senso<text:span text:style-name="T20">rbaustein anzubieten, könnte nun doch zu nicht ganz einfach zu lösenden Problemen beim SW-Entwurf führen,</text:span></text:p>
      <text:p text:style-name="P1">- <text:span text:style-name="T21">da </text:span>bei Zugriff auf <text:span text:style-name="T23">mehrere Channels eines Sensors</text:span> dann <text:span text:style-name="T20">wohl eine </text:span>Abbildung auf mehrere Sensor<text:span text:style-name="T20">bausteine</text:span> nötig <text:span text:style-name="T21">ist,</text:span></text:p>
      <text:p text:style-name="P3">- <text:span text:style-name="T21">und da dann folglich </text:span>das Einlesen einer yaml-Datei in 2 <text:span text:style-name="T21">Bausteinp</text:span>rototypen <text:span text:style-name="T21">resultiert,</text:span></text:p>
      <text:p text:style-name="P4"><text:span text:style-name="T21">- und da dann folglich auch <text:s/>beim </text:span>Bearbeiten <text:span text:style-name="T22">von z</text:span>wei oder mehr Prototypen <text:span text:style-name="T22">der Inhalt derselben </text:span>yaml-Datei <text:span text:style-name="T21">zugrunde liegt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2:18:29.573758451</meta:creation-date>
    <dc:date>2019-06-18T16:44:49.642006609</dc:date>
    <meta:editing-duration>PT1H16M17S</meta:editing-duration>
    <meta:editing-cycles>56</meta:editing-cycles>
    <meta:generator>LibreOffice/5.1.6.2$Linux_X86_64 LibreOffice_project/10m0$Build-2</meta:generator>
    <meta:print-date>2019-06-18T03:17:59.557748364</meta:print-date>
    <meta:document-statistic meta:table-count="0" meta:image-count="0" meta:object-count="0" meta:page-count="2" meta:paragraph-count="22" meta:word-count="238" meta:character-count="1855" meta:non-whitespace-character-count="1632"/>
  </office:meta>
</office:document-meta>
</file>